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95cm" fo:min-width="5.2cm"/>
    </style:style>
    <style:style style:name="gr2" style:family="graphic" style:parent-style-name="standard">
      <style:graphic-properties draw:textarea-horizontal-align="justify" draw:textarea-vertical-align="middle" draw:auto-grow-height="false" fo:min-height="2.75cm" fo:min-width="5.2cm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4.9cm"/>
    </style:style>
    <style:style style:name="gr4" style:family="graphic" style:parent-style-name="standard">
      <style:graphic-properties draw:textarea-horizontal-align="justify" draw:textarea-vertical-align="middle" draw:auto-grow-height="false" fo:min-height="6.05cm" fo:min-width="6.1cm"/>
    </style:style>
    <style:style style:name="gr5" style:family="graphic" style:parent-style-name="standard">
      <style:graphic-properties draw:textarea-horizontal-align="justify" draw:textarea-vertical-align="middle" draw:auto-grow-height="false" fo:min-height="3.95cm" fo:min-width="1.2cm"/>
    </style:style>
    <style:style style:name="gr6" style:family="graphic" style:parent-style-name="standard">
      <style:graphic-properties draw:textarea-horizontal-align="justify" draw:textarea-vertical-align="middle" draw:auto-grow-height="false" fo:min-height="1.942cm" fo:min-width="8.622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2.75cm" fo:min-width="2.6cm"/>
    </style:style>
    <style:style style:name="gr9" style:family="graphic" style:parent-style-name="standard">
      <style:graphic-properties draw:textarea-horizontal-align="justify" draw:textarea-vertical-align="middle" draw:auto-grow-height="false" fo:min-height="0.25cm" fo:min-width="0.40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5.7cm" svg:height="4.2cm" svg:x="1.5cm" svg:y="2.5cm">
          <text:p text:style-name="P1">Data Sources</text:p>
          <text:p text:style-name="P1">with API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7cm" svg:height="3cm" svg:x="1.4cm" svg:y="8.3cm">
          <text:p text:style-name="P1">Data Sources</text:p>
          <text:p text:style-name="P1">without API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4cm" svg:height="2cm" svg:x="12cm" svg:y="2.5cm">
          <text:p text:style-name="P1">To JSON 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6cm" svg:height="6.3cm" svg:x="21.8cm" svg:y="2.5cm">
          <text:p text:style-name="P1">Elastic</text:p>
          <text:p text:style-name="P1">Search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7cm" svg:height="4.2cm" svg:x="7.1cm" svg:y="2.5cm">
          <text:p text:style-name="P1">API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2.9cm" svg:height="3.1cm" svg:x="8.3cm" svg:y="14.6cm">
          <text:p text:style-name="P1">PERCEV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8.8cm" svg:y1="3.6cm" svg:x2="12.1cm" svg:y2="3.6cm">
          <text:p/>
        </draw:line>
        <draw:line draw:style-name="gr7" draw:text-style-name="P2" draw:layer="layout" svg:x1="17.4cm" svg:y1="3.4cm" svg:x2="21.9cm" svg:y2="4.9cm">
          <text:p/>
        </draw:line>
        <draw:custom-shape draw:style-name="gr8" draw:text-style-name="P1" draw:layer="layout" svg:width="3.1cm" svg:height="3cm" svg:x="7.7cm" svg:y="8.3cm">
          <text:p text:style-name="P1">Downlo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3.1cm" svg:height="3cm" svg:x="11.5cm" svg:y="8.3cm">
          <text:p text:style-name="P1">Process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2" draw:layer="layout" svg:x1="7.1cm" svg:y1="9.7cm" svg:x2="7.9cm" svg:y2="9.7cm">
          <text:p/>
        </draw:line>
        <draw:line draw:style-name="gr7" draw:text-style-name="P2" draw:layer="layout" svg:x1="10.8cm" svg:y1="9.8cm" svg:x2="11.5cm" svg:y2="9.8cm">
          <text:p/>
        </draw:line>
        <draw:line draw:style-name="gr7" draw:text-style-name="P2" draw:layer="layout" svg:x1="12.2cm" svg:y1="8.3cm" svg:x2="13.2cm" svg:y2="4.5cm">
          <text:p/>
        </draw:line>
        <draw:custom-shape draw:style-name="gr9" draw:text-style-name="P1" draw:layer="layout" svg:width="0.9cm" svg:height="0.8cm" svg:x="1.8cm" svg:y="5.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1" draw:layer="layout" svg:width="0.9cm" svg:height="0.8cm" svg:x="1.6cm" svg:y="10.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cs </meta:initial-creator>
    <meta:creation-date>2015-11-05T12:30:42.164119767</meta:creation-date>
    <dc:date>2015-11-05T12:40:27.412529611</dc:date>
    <dc:creator>acs </dc:creator>
    <meta:editing-duration>PT9M45S</meta:editing-duration>
    <meta:editing-cycles>1</meta:editing-cycles>
    <meta:document-statistic meta:object-count="15"/>
    <meta:generator>LibreOffice/5.0.2.2$Linux_X86_64 LibreOffice_project/00m0$Build-2</meta:generator>
  </office:meta>
</office:document-meta>
</file>